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top" draw:auto-grow-height="false" fo:min-height="1.975cm" fo:min-width="3.46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75cm" fo:min-width="3.499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67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top" draw:auto-grow-height="false" fo:min-height="2.93cm" fo:min-width="3.719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716cm" fo:min-width="3.719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52cm"/>
      <style:paragraph-properties style:writing-mode="lr-tb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top" draw:auto-grow-height="false" fo:min-height="2.93cm" fo:min-width="3.842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716cm" fo:min-width="3.842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top" draw:auto-grow-height="false" fo:min-height="2.533cm" fo:min-width="3.465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716cm" fo:min-width="3.465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top" draw:auto-grow-height="false" fo:min-height="3.68cm" fo:min-width="3.842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start" style:writing-mode="lr-tb"/>
      <style:text-properties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3.999cm" svg:height="2.259cm" svg:x="13.754cm" svg:y="15.251cm">
          <text:p text:style-name="P1"><text:span text:style-name="T1">TuoteryhmaID (PK)</text:span></text:p>
          <text:p text:style-name="P1"><text:span text:style-name="T1">Nimi</text:span></text:p>
          <text:p text:style-name="P1"><text:span text:style-name="T1">Kuvaus</text:span></text:p>
          <text:p text:style-name="P1"><text:span text:style-name="T1">Alv</text:span></text:p>
          <text:p text:style-name="P2"><text:span text:style-name="T1"/></text:p>
          <text:p text:style-name="P2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999cm" svg:height="1cm" svg:x="13.754cm" svg:y="14.251cm">
          <text:p text:style-name="P1"><text:span text:style-name="T1">Tuoteryhm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754cm" svg:y1="14.25cm" svg:x2="15.754cm" svg:y2="12.85cm">
          <text:p/>
        </draw:line>
        <draw:frame draw:style-name="gr4" draw:text-style-name="P5" draw:layer="layout" svg:width="2.3cm" svg:height="0.962cm" svg:x="15.154cm" svg:y="12.75cm">
          <draw:text-box>
            <text:p>*</text:p>
          </draw:text-box>
        </draw:frame>
        <draw:frame draw:style-name="gr5" draw:text-style-name="P6" draw:layer="layout" svg:width="1.4cm" svg:height="0.92cm" svg:x="15.654cm" svg:y="13.55cm">
          <draw:text-box>
            <text:p><text:span text:style-name="T1">1</text:span></text:p>
          </draw:text-box>
        </draw:frame>
        <draw:custom-shape draw:style-name="gr6" draw:text-style-name="P3" draw:layer="layout" svg:width="4.253cm" svg:height="3.214cm" svg:x="1.319cm" svg:y="3.247cm">
          <text:p text:style-name="P1"><text:span text:style-name="T1">AsiakasNumero (PK)</text:span></text:p>
          <text:p text:style-name="P1"><text:span text:style-name="T1">Sukunimi</text:span></text:p>
          <text:p text:style-name="P1"><text:span text:style-name="T1">Etunimi</text:span></text:p>
          <text:p text:style-name="P1"><text:span text:style-name="T1">OsoiteID (FK)</text:span></text:p>
          <text:p text:style-name="P1"><text:span text:style-name="T1">Puhelin</text:span></text:p>
          <text:p text:style-name="P1"><text:span text:style-name="T1">Sahkoposti</text:span></text:p>
          <text:p text:style-name="P2"><text:span text:style-name="T1"/></text:p>
          <text:p text:style-name="P2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253cm" svg:height="1cm" svg:x="1.319cm" svg:y="2.247cm">
          <text:p text:style-name="P1"><text:span text:style-name="T1">Asiakas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3cm" svg:height="0.962cm" svg:x="6.819cm" svg:y="3.746cm">
          <draw:text-box>
            <text:p>*</text:p>
          </draw:text-box>
        </draw:frame>
        <draw:frame draw:style-name="gr9" draw:text-style-name="P6" draw:layer="layout" svg:width="1.4cm" svg:height="0.902cm" svg:x="5.419cm" svg:y="3.846cm">
          <draw:text-box>
            <text:p><text:span text:style-name="T1">1</text:span></text:p>
          </draw:text-box>
        </draw:frame>
        <draw:line draw:style-name="gr10" draw:text-style-name="P7" draw:layer="layout" svg:x1="5.518cm" svg:y1="4.556cm" svg:x2="7.423cm" svg:y2="4.556cm">
          <text:p/>
        </draw:line>
        <draw:custom-shape draw:style-name="gr11" draw:text-style-name="P3" draw:layer="layout" svg:width="4.376cm" svg:height="3.214cm" svg:x="7.419cm" svg:y="3.247cm">
          <text:p text:style-name="P1"><text:span text:style-name="T1">TilausNumero (PK)</text:span></text:p>
          <text:p text:style-name="P1"><text:span text:style-name="T1">AsiakasNumero (FK)</text:span></text:p>
          <text:p text:style-name="P1"><text:span text:style-name="T1">TilausPVM</text:span></text:p>
          <text:p text:style-name="P1"><text:span text:style-name="T1">ToimitusPVM</text:span></text:p>
          <text:p text:style-name="P1"><text:span text:style-name="T1">TilausEhto</text:span></text:p>
          <text:p text:style-name="P1"><text:span text:style-name="T1"/></text:p>
          <text:p text:style-name="P1"><text:span text:style-name="T1"/></text:p>
          <text:p text:style-name="P2"><text:span text:style-name="T1"/></text:p>
          <text:p text:style-name="P2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376cm" svg:height="1cm" svg:x="7.419cm" svg:y="2.247cm">
          <text:p text:style-name="P1"><text:span text:style-name="T1">Tilaus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999cm" svg:height="2.817cm" svg:x="1.354cm" svg:y="8.851cm">
          <text:p text:style-name="P1"><text:span text:style-name="T1">OsoiteID (PK)</text:span></text:p>
          <text:p text:style-name="P1"><text:span text:style-name="T1">Katuosoite</text:span></text:p>
          <text:p text:style-name="P1"><text:span text:style-name="T1">Postitoimipaikka</text:span></text:p>
          <text:p text:style-name="P1"><text:span text:style-name="T1">Postinumero</text:span></text:p>
          <text:p text:style-name="P1"><text:span text:style-name="T1">Maa</text:span></text:p>
          <text:p text:style-name="P2"><text:span text:style-name="T1"/></text:p>
          <text:p text:style-name="P2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999cm" svg:height="1cm" svg:x="1.354cm" svg:y="7.851cm">
          <text:p text:style-name="P1"><text:span text:style-name="T1">Osoit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454cm" svg:y1="7.85cm" svg:x2="3.454cm" svg:y2="6.45cm">
          <text:p/>
        </draw:line>
        <draw:frame draw:style-name="gr4" draw:text-style-name="P5" draw:layer="layout" svg:width="2.3cm" svg:height="0.962cm" svg:x="2.854cm" svg:y="6.35cm">
          <draw:text-box>
            <text:p>*</text:p>
          </draw:text-box>
        </draw:frame>
        <draw:frame draw:style-name="gr5" draw:text-style-name="P6" draw:layer="layout" svg:width="1.4cm" svg:height="0.92cm" svg:x="3.354cm" svg:y="7.15cm">
          <draw:text-box>
            <text:p><text:span text:style-name="T1">1</text:span></text:p>
          </draw:text-box>
        </draw:frame>
        <draw:custom-shape draw:style-name="gr13" draw:text-style-name="P3" draw:layer="layout" svg:width="3.999cm" svg:height="2.817cm" svg:x="7.654cm" svg:y="8.86cm">
          <text:p text:style-name="P1"><text:span text:style-name="T1">TRID (PK)</text:span></text:p>
          <text:p text:style-name="P1"><text:span text:style-name="T1">TilausNumero (FK)</text:span></text:p>
          <text:p text:style-name="P1"><text:span text:style-name="T1">TuoteTunnus (FK)</text:span></text:p>
          <text:p text:style-name="P1"><text:span text:style-name="T1">Lukumäärä</text:span></text:p>
          <text:p text:style-name="P1"><text:span text:style-name="T1"/></text:p>
          <text:p text:style-name="P2"><text:span text:style-name="T1"/></text:p>
          <text:p text:style-name="P2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999cm" svg:height="1cm" svg:x="7.654cm" svg:y="7.86cm">
          <text:p text:style-name="P1"><text:span text:style-name="T1">TilauksenRivi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754cm" svg:y1="7.859cm" svg:x2="9.754cm" svg:y2="6.459cm">
          <text:p/>
        </draw:line>
        <draw:frame draw:style-name="gr4" draw:text-style-name="P5" draw:layer="layout" svg:width="0.915cm" svg:height="0.962cm" svg:x="9.154cm" svg:y="7.159cm">
          <draw:text-box>
            <text:p>*</text:p>
          </draw:text-box>
        </draw:frame>
        <draw:frame draw:style-name="gr5" draw:text-style-name="P6" draw:layer="layout" svg:width="1.4cm" svg:height="0.92cm" svg:x="9.654cm" svg:y="6.359cm">
          <draw:text-box>
            <text:p><text:span text:style-name="T1">1</text:span></text:p>
          </draw:text-box>
        </draw:frame>
        <draw:frame draw:style-name="gr8" draw:text-style-name="P5" draw:layer="layout" svg:width="2.3cm" svg:height="0.962cm" svg:x="11.528cm" svg:y="9.346cm">
          <draw:text-box>
            <text:p>*</text:p>
          </draw:text-box>
        </draw:frame>
        <draw:frame draw:style-name="gr9" draw:text-style-name="P6" draw:layer="layout" svg:width="1.4cm" svg:height="0.902cm" svg:x="12.928cm" svg:y="10.046cm">
          <draw:text-box>
            <text:p><text:span text:style-name="T1">1</text:span></text:p>
          </draw:text-box>
        </draw:frame>
        <draw:line draw:style-name="gr10" draw:text-style-name="P7" draw:layer="layout" svg:x1="11.627cm" svg:y1="10.156cm" svg:x2="13.532cm" svg:y2="10.156cm">
          <text:p/>
        </draw:line>
        <draw:custom-shape draw:style-name="gr15" draw:text-style-name="P3" draw:layer="layout" svg:width="4.376cm" svg:height="3.964cm" svg:x="13.528cm" svg:y="8.847cm">
          <text:p text:style-name="P1"><text:span text:style-name="T1">TuoteTunnus (PK)</text:span></text:p>
          <text:p text:style-name="P1"><text:span text:style-name="T1">Nimi</text:span></text:p>
          <text:p text:style-name="P1"><text:span text:style-name="T1">Hinta</text:span></text:p>
          <text:p text:style-name="P1"><text:span text:style-name="T1">Paino</text:span></text:p>
          <text:p text:style-name="P1"><text:span text:style-name="T1">TuotteenMitat</text:span></text:p>
          <text:p text:style-name="P1"><text:span text:style-name="T1">TuoteryhmaID (FK)</text:span></text:p>
          <text:p text:style-name="P1"><text:span text:style-name="T1"/></text:p>
          <text:p text:style-name="P1"><text:span text:style-name="T1"/></text:p>
          <text:p text:style-name="P2"><text:span text:style-name="T1"/></text:p>
          <text:p text:style-name="P2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376cm" svg:height="1cm" svg:x="13.528cm" svg:y="7.847cm">
          <text:p text:style-name="P1"><text:span text:style-name="T1">Tuo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7.2$Windows_X86_64 LibreOffice_project/639b8ac485750d5696d7590a72ef1b496725cfb5</meta:generator>
    <dc:date>2023-04-25T09:36:20.315000000</dc:date>
    <meta:editing-duration>PT25M</meta:editing-duration>
    <meta:editing-cycles>10</meta:editing-cycles>
    <dc:creator>Sauli Isonikkilä </dc:creator>
    <meta:document-statistic meta:object-count="27"/>
  </office:meta>
</office:document-meta>
</file>